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Geneva, Verdana, Helvetica, 'Lucida Sans Unicode', sans-serif"/>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font-size="14pt" fo:font-weight="normal" style:font-size-asian="14pt" style:font-weight-asian="normal" style:font-size-complex="14pt" style:font-weight-complex="normal"/>
    </style:style>
    <style:style style:name="P2" style:family="paragraph" style:parent-style-name="Standard">
      <style:text-properties style:font-name="Courier" fo:font-size="14pt" fo:font-weight="normal" officeooo:rsid="0017bdbd" officeooo:paragraph-rsid="0017bdbd" style:font-size-asian="14pt" style:font-weight-asian="normal" style:font-size-complex="14pt" style:font-weight-complex="normal"/>
    </style:style>
    <style:style style:name="P3" style:family="paragraph" style:parent-style-name="Standard">
      <style:text-properties style:font-name="Courier" fo:font-size="14pt" fo:font-weight="normal" officeooo:paragraph-rsid="001a6f63" style:font-size-asian="14pt" style:font-weight-asian="normal" style:font-size-complex="14pt" style:font-weight-complex="normal"/>
    </style:style>
    <style:style style:name="P4" style:family="paragraph" style:parent-style-name="Standard">
      <style:text-properties style:font-name="Courier" fo:font-size="14pt" fo:font-weight="bold" style:font-size-asian="14pt" style:font-weight-asian="bold" style:font-size-complex="14pt" style:font-weight-complex="bold"/>
    </style:style>
    <style:style style:name="P5" style:family="paragraph" style:parent-style-name="Standard">
      <style:text-properties officeooo:paragraph-rsid="001a6f63"/>
    </style:style>
    <style:style style:name="P6" style:family="paragraph" style:parent-style-name="Standard">
      <style:text-properties fo:font-variant="normal" fo:text-transform="none" fo:color="#000000" style:font-name="Arial" fo:font-size="14pt" fo:letter-spacing="normal" fo:font-style="normal" fo:font-weight="bold" officeooo:paragraph-rsid="001a6f63" style:font-size-asian="14pt" style:font-weight-asian="normal" style:font-size-complex="14pt" style:font-weight-complex="normal"/>
    </style:style>
    <style:style style:name="P7" style:family="paragraph" style:parent-style-name="Standard">
      <style:text-properties fo:font-variant="normal" fo:text-transform="none" fo:color="#000000" style:font-name="Courier" fo:font-size="14pt" fo:letter-spacing="normal" fo:font-style="normal" fo:font-weight="normal" officeooo:paragraph-rsid="001a6f63" style:font-size-asian="14pt" style:font-weight-asian="normal" style:font-size-complex="14pt" style:font-weight-complex="normal"/>
    </style:style>
    <style:style style:name="P8" style:family="paragraph" style:parent-style-name="Standard">
      <style:text-properties fo:font-variant="normal" fo:text-transform="none" fo:color="#000000" style:font-name="Courier" fo:font-size="14pt" fo:letter-spacing="normal" fo:font-style="normal" fo:font-weight="normal" officeooo:rsid="001c9ee6" officeooo:paragraph-rsid="001c9ee6" style:font-size-asian="14pt" style:font-weight-asian="normal" style:font-size-complex="14pt" style:font-weight-complex="normal"/>
    </style:style>
    <style:style style:name="P9" style:family="paragraph" style:parent-style-name="Standard">
      <style:text-properties style:font-name="Courier" fo:font-size="14pt" officeooo:paragraph-rsid="0017bdbd" style:font-size-asian="14pt" style:font-size-complex="14pt"/>
    </style:style>
    <style:style style:name="P10" style:family="paragraph" style:parent-style-name="Heading_20_2">
      <style:text-properties fo:font-variant="normal" fo:text-transform="none" fo:color="#000000" style:font-name="Courier" fo:font-size="14pt" fo:letter-spacing="normal" fo:font-style="normal" fo:font-weight="bold" officeooo:paragraph-rsid="001a6f63" style:font-size-asian="14pt" style:font-weight-asian="bold" style:font-size-complex="14pt" style:font-weight-complex="bold"/>
    </style:style>
    <style:style style:name="T1" style:family="text">
      <style:text-properties officeooo:rsid="0017bdbd"/>
    </style:style>
    <style:style style:name="T2" style:family="text">
      <style:text-properties fo:font-weight="normal" officeooo:rsid="0017bdbd" style:font-weight-asian="normal" style:font-weight-complex="normal"/>
    </style:style>
    <style:style style:name="T3" style:family="text">
      <style:text-properties style:text-position="33% 80%"/>
    </style:style>
    <style:style style:name="T4" style:family="text">
      <style:text-properties fo:font-style="italic"/>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officeooo:rsid="001a6f63"/>
    </style:style>
    <style:style style:name="T7" style:family="text">
      <style:text-properties fo:font-variant="normal" fo:text-transform="none" fo:color="#000000" fo:letter-spacing="normal" fo:font-style="italic"/>
    </style:style>
    <style:style style:name="T8" style:family="text">
      <style:text-properties fo:font-variant="normal" fo:text-transform="none" fo:color="#000000" style:font-name="Courier"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Courier" fo:font-size="14pt" fo:letter-spacing="normal" fo:font-style="normal" fo:font-weight="normal" officeooo:rsid="001c0443" style:font-size-asian="14pt" style:font-weight-asian="normal" style:font-size-complex="14pt" style:font-weight-complex="normal"/>
    </style:style>
    <style:style style:name="T10" style:family="text">
      <style:text-properties fo:font-variant="normal" fo:text-transform="none" fo:color="#000000" style:font-name="Courier" fo:font-size="14pt" fo:letter-spacing="normal" fo:font-style="normal" fo:font-weight="normal" style:font-size-asian="14pt" style:font-weight-asian="normal" style:font-size-complex="14pt" style:font-weight-complex="normal" fo:padding="0cm" fo:border="none"/>
    </style:style>
    <style:style style:name="T11" style:family="text">
      <style:text-properties fo:font-variant="normal" fo:text-transform="none" fo:color="#000000" style:font-name="Courier" fo:font-size="14pt" fo:letter-spacing="normal" fo:font-style="italic" fo:font-weight="normal" style:font-size-asian="14pt" style:font-weight-asian="normal" style:font-size-complex="14pt" style:font-weight-complex="normal" fo:padding="0cm" fo:border="none"/>
    </style:style>
    <style:style style:name="T12" style:family="text">
      <style:text-properties officeooo:rsid="001a6f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tations 358 <text:s text:c="4"/>impact factor:28 ( nature medicine )</text:p>
      <text:p text:style-name="P4">Amide Proton Transfer (APT) Contrast for Imaging of Brain Tumors <text:span text:style-name="T1">by Zhou et al</text:span></text:p>
      <text:p text:style-name="P4"/>
      <text:p text:style-name="P9"><text:span text:style-name="T2">They used APT (Amide proton transfer) to produce MRI contrast sensitive to cellular protein and peptide content. This was then used to successfully identify tumors in rat brains, where other methods such as T1, T2 and T2* failed.</text:span></text:p>
      <text:h text:style-name="P10" text:outline-level="2"><text:bookmark text:name="atl"/>*Magnetic resonance imaging of pH <text:span text:style-name="T4">in vivo </text:span>using hyperpolarized <text:span text:style-name="T3">13</text:span>C-labelled bicarbonate <text:span text:style-name="T12">by Gallagher et al.</text:span></text:h>
      <text:p text:style-name="P1"/>
      <text:p text:style-name="P3"><text:span text:style-name="T6">Thay</text:span><text:span text:style-name="T5"> show that tissue pH can be imaged </text:span><text:span text:style-name="T7">in vivo </text:span><text:span text:style-name="T5">from the <text:s/>signal intensities of hyperpolarized bicarbonate (H13CO3-). The technique was demonstrated in a mouse tumour model, which showed that the average tumour interstitial pH was significantly lower than the surrounding tissue.</text:span></text:p>
      <text:p text:style-name="P3"/>
      <text:p text:style-name="P6">Amide proton transfer imaging of human brain tumors at 3T <text:span text:style-name="T12">by Craig Jones et al. </text:span></text:p>
      <text:p text:style-name="P5"><text:span text:style-name="T8"><text:s/></text:span><text:span text:style-name="T9">First human APT study </text:span><text:span text:style-name="T8">from 10 patients with brain tumors on a 3T whole-body clinical scanner and compared with </text:span><text:span text:style-name="Emphasis"><text:span text:style-name="T11">T</text:span></text:span><text:span text:style-name="T10">1 </text:span><text:span text:style-name="T8">and </text:span><text:span text:style-name="Emphasis"><text:span text:style-name="T11">T</text:span></text:span><text:span text:style-name="T10">2</text:span><text:span text:style-name="T8">-weighted (</text:span><text:span text:style-name="Emphasis"><text:span text:style-name="T11">T</text:span></text:span><text:span text:style-name="T10">2</text:span><text:span text:style-name="T8">w),</text:span><text:span text:style-name="T9"> FLAIR images, di</text:span><text:span text:style-name="T8">ffusion images (fractional anisotropy (FA) and apparent diffusion coefficient (ADC)). The APT-weighted images provided good contrast between tumor and edema.</text:span></text:p>
      <text:p text:style-name="P7"/>
      <text:p text:style-name="P8">Question: how can you validate the human study without having histological data like in the rat stu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Lucida Grande', Geneva, Verdana, Helvetica, 'Lucida Sans Unicode', sans-serif"/>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22:02:49.337504666</meta:creation-date>
    <dc:date>2015-02-18T16:56:37.252400472</dc:date>
    <meta:editing-duration>PT1H10M38S</meta:editing-duration>
    <meta:editing-cycles>4</meta:editing-cycles>
    <meta:generator>LibreOffice/4.2.6.3$Linux_X86_64 LibreOffice_project/420m0$Build-3</meta:generator>
    <meta:document-statistic meta:table-count="0" meta:image-count="0" meta:object-count="0" meta:page-count="1" meta:paragraph-count="8" meta:word-count="194" meta:character-count="1240" meta:non-whitespace-character-count="1046"/>
  </office:meta>
</office:document-meta>
</file>